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95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552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Namnsdaga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name</text:p>
          </table:table-cell>
          <table:table-cell table:style-name="ce1"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ve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e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lfrid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u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Hannel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Kasp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elk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Balts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ugus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Augus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rlan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n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Gund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ur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Sigbrit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Jannik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eborg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Fridolf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Knu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Felici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aur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Lorentz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jalm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Helme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Anto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Tony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Hildu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Henrik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Fabi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Sebastian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Agne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nce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Vikto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Frej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Erik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au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På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di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Boe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Göt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Karl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Dian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illa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Gunhil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Ivar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string">
            <text:p>Joa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aximilia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is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Hjörd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nsga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nselm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gat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Agd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Dorote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Dor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Rikar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Dic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Bert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Ber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anny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rancisk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Iri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Yngv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Ing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Evelin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Evy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Agn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Ov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Valenti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Sigfri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Juli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Juliu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Alexandr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Sandr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Frid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Fritiof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Gabriel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Ell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Viviann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Hild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Pia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Torsten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Torun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Mattia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Mats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gvard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ver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Torgny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Torkel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Lag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Maria</text:p>
          </table:table-cell>
          <table:table-cell table:number-columns-repeated="3"/>
        </table:table-row>
      </table:table>
      <table:table table:name="Undanta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month</text:p>
          </table:table-cell>
          <table:table-cell table:style-name="ce1" office:value-type="string">
            <text:p>day</text:p>
          </table:table-cell>
          <table:table-cell table:style-name="ce1" office:value-type="string">
            <text:p>reason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Nyårsdagen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Kyndelsmässodag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Skottdag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2012-01-10</text:date>, <text:time>12:58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Lindblom</meta:initial-creator>
    <meta:creation-date>2011-12-22T20:45:23</meta:creation-date>
    <dc:date>2012-01-10T12:56:26</dc:date>
    <dc:creator>Jan Lindblom</dc:creator>
    <meta:editing-duration>PT15M36S</meta:editing-duration>
    <meta:editing-cycles>3</meta:editing-cycles>
    <meta:generator>OpenOffice.org/3.3$Unix OpenOffice.org_project/330m20$Build-9567</meta:generator>
    <meta:document-statistic meta:table-count="2" meta:cell-count="315" meta:object-count="0"/>
  </office:meta>
</office:document-meta>
</file>